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README.MD</text:p>
          </draw:text-box>
        </draw:frame>
        <draw:frame draw:style-name="TransBox" svg:width="31.8700cm" svg:height="5.5000cm" svg:x="1.0000cm" svg:y="2.3000cm">
          <draw:text-box>
            <text:p text:style-name="PTitleMain">Red Hat Enterprise Linux 10 — Beginner to RHCA</text:p>
          </draw:text-box>
        </draw:frame>
        <draw:frame draw:style-name="TransBox" svg:width="31.8700cm" svg:height="3.5000cm" svg:x="1.0000cm" svg:y="8.8000cm">
          <draw:text-box>
            <text:p text:style-name="PBody">Note: This guide does not promise exam coverage. It teaches the real-world skills that those certifications measure. Welcome. This guide takes you from your very first login on a RHEL 10 system all the way through the…</text:p>
          </draw:text-box>
        </draw:frame>
        <draw:frame draw:style-name="TransBox" svg:width="31.8700cm" svg:height="0.7000cm" svg:x="1.0000cm" svg:y="17.8000cm">
          <draw:text-box>
            <text:p text:style-name="PFooter">README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Who this guide is for</text:p>
            <text:p text:style-name="PBullet">▶  How the guide is structured</text:p>
            <text:p text:style-name="PBullet">▶  Full table of contents</text:p>
            <text:p text:style-name="PBullet">▶  Lab environment</text:p>
            <text:p text:style-name="PBullet">▶  Conventions at a glan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o this guide is for</text:p>
          </draw:text-box>
        </draw:frame>
        <draw:frame draw:style-name="TransBox" svg:width="31.8700cm" svg:height="13.5500cm" svg:x="1.0000cm" svg:y="4.0000cm">
          <draw:text-box>
            <text:p text:style-name="PBullet">• You are …: Start here</text:p>
            <text:p text:style-name="PBullet">• Completely new to Linux: Install a RHEL 10 Lab VM</text:p>
            <text:p text:style-name="PBullet">• Comfortable with Linux basics, learning RHEL admin: Packages and Repos</text:p>
            <text:p text:style-name="PBullet">• Preparing for RHCE or wanting automation skills: Automation Mindset</text:p>
            <text:p text:style-name="PBullet">• Going deep on RHEL infrastructure / RHCA: Troubleshooting Playbook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ow the guide is structured</text:p>
          </draw:text-box>
        </draw:frame>
        <draw:frame draw:style-name="TransBox" svg:width="15.7350cm" svg:height="13.5500cm" svg:x="1.0000cm" svg:y="4.0000cm">
          <draw:text-box>
            <text:p text:style-name="PBullet">• The guide is split into four progressive tracks:</text:p>
            <text:p text:style-name="PBullet">• You can read start-to-finish or jump directly to any chapter. Each chapter is</text:p>
            <text:p text:style-name="PBullet">• self-contained and lists its prerequisites up front.</text:p>
            <text:p text:style-name="PBullet">• Track: Covers</text:p>
            <text:p text:style-name="PBullet">• Onramp: Terminal, files, permissions, editors, help system</text:p>
            <text:p text:style-name="PBullet">• RHCSA: Storage, users, systemd, networking, firewall, SSH, SELinux</text:p>
            <text:p text:style-name="PBullet">• RHCE: Bash, Ansible, roles, patching workflows</text:p>
          </draw:text-box>
        </draw:frame>
        <draw:frame draw:style-name="CodeBox" svg:width="15.7350cm" svg:height="13.5500cm" svg:x="17.1350cm" svg:y="4.0000cm">
          <draw:text-box>
            <text:p text:style-name="PCode">Onramp  →  RHCSA  →  RHCE  →  RHCA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ab environment</text:p>
          </draw:text-box>
        </draw:frame>
        <draw:frame draw:style-name="TransBox" svg:width="31.8700cm" svg:height="13.5500cm" svg:x="1.0000cm" svg:y="4.0000cm">
          <draw:text-box>
            <text:p text:style-name="PBullet">• All labs target a single fresh RHEL 10 VM unless explicitly marked</text:p>
            <text:p text:style-name="PBullet">• (Multi-VM). Every lab tells you exactly:</text:p>
            <text:p text:style-name="PBullet">• what packages to install first</text:p>
            <text:p text:style-name="PBullet">• the step-by-step commands with expected results</text:p>
            <text:p text:style-name="PBullet">• how to verify success</text:p>
            <text:p text:style-name="PBullet">• how to clean up and reset</text:p>
            <text:p text:style-name="PBullet">• Read the Lab Workflow page before starting your first lab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ventions at a glance</text:p>
          </draw:text-box>
        </draw:frame>
        <draw:frame draw:style-name="TransBox" svg:width="31.8700cm" svg:height="13.5500cm" svg:x="1.0000cm" svg:y="4.0000cm">
          <draw:text-box>
            <text:p text:style-name="PBullet">• $ — command runs as a regular user</text:p>
            <text:p text:style-name="PBullet">• # — command runs as root (prefer sudo unless told otherwise)</text:p>
            <text:p text:style-name="PBullet">• sudo command — escalate a single command (safe default)</text:p>
            <text:p text:style-name="PBullet">• ⚠️ Do NOT do this</text:p>
            <text:p text:style-name="PBullet">• A pattern you should avoid, with a short explanation and the correct alternative.</text:p>
            <text:p text:style-name="PBullet">• 💡 Pro tip</text:p>
            <text:p text:style-name="PBullet">• Useful shortcut or context that helps you understand the "why".</text:p>
            <text:p text:style-name="PBullet">• Full details in Convention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Red Hat Enterprise Linux 10 — Beginner to RHCA</text:p>
          </draw:text-box>
        </draw:frame>
        <draw:frame draw:style-name="TransBox" svg:width="31.8700cm" svg:height="13.5500cm" svg:x="1.0000cm" svg:y="4.0000cm">
          <draw:text-box>
            <text:p text:style-name="PBullet">✓  Who this guide is for: You are …: Start here</text:p>
            <text:p text:style-name="PBullet">✓  How the guide is structured: The guide is split into four progressive tracks:</text:p>
            <text:p text:style-name="PBullet">✓  Lab environment: All labs target a single fresh RHEL 10 VM unless explicitly marked</text:p>
            <text:p text:style-name="PBullet">✓  Conventions at a glance: $ — command runs as a regular user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